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15cm" fo:min-width="6.493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9.479cm" fo:min-width="6.437cm" fo:padding-top="0.178cm" fo:padding-bottom="0.178cm" fo:padding-left="0.303cm" fo:padding-right="0.303cm" loext:decorative="false"/>
    </style:style>
    <style:style style:name="gr3" style:family="graphic" style:parent-style-name="standard">
      <style:graphic-properties draw:fill="solid" draw:fill-color="#ffb66c" draw:textarea-horizontal-align="justify" draw:textarea-vertical-align="middle" draw:auto-grow-height="false" fo:min-height="2.615cm" fo:min-width="6.49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a933" draw:marker-start-width="0.359cm" draw:marker-end-width="0.359cm" draw:fill="none" loext:fill-use-slide-background="false" draw:textarea-horizontal-align="justify" draw:textarea-vertical-align="middle" draw:auto-grow-height="false" fo:min-height="9.479cm" fo:min-width="6.437cm" fo:padding-top="0.178cm" fo:padding-bottom="0.178cm" fo:padding-left="0.303cm" fo:padding-right="0.303cm" loext:decorative="false"/>
    </style:style>
    <style:style style:name="gr5" style:family="graphic" style:parent-style-name="standard">
      <style:graphic-properties svg:stroke-width="0.106cm" svg:stroke-color="#21314d" draw:marker-start-width="0.359cm" draw:marker-end-width="0.359cm" draw:fill="none" loext:fill-use-slide-background="false" draw:textarea-horizontal-align="justify" draw:textarea-vertical-align="middle" draw:auto-grow-height="false" fo:min-height="11.391cm" fo:min-width="15.117cm" fo:padding-top="0.178cm" fo:padding-bottom="0.178cm" fo:padding-left="0.303cm" fo:padding-right="0.303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60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8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538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57cm" fo:min-width="5.294cm" loext:decorative="false"/>
      <style:paragraph-properties style:writing-mode="lr-tb"/>
    </style:style>
    <style:style style:name="P1" style:family="paragraph">
      <style:paragraph-properties fo:text-align="center"/>
      <style:text-properties style:font-name="Open Sans" fo:font-size="32pt" style:font-size-asian="32pt" style:font-size-complex="32pt"/>
    </style:style>
    <style:style style:name="P2" style:family="paragraph">
      <style:paragraph-properties fo:text-align="center" style:writing-mode="lr-tb"/>
      <style:text-properties style:font-name="Open Sans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b66c"/>
      <style:paragraph-properties fo:text-align="center" style:writing-mode="lr-tb"/>
      <style:text-properties style:font-name="Open Sans" fo:font-size="32pt" style:font-size-asian="32pt" style:font-size-complex="32pt"/>
    </style:style>
    <style:style style:name="P5" style:family="paragraph">
      <style:text-properties style:font-name="Open Sans" fo:font-size="32pt" style:font-size-asian="32pt" style:font-size-complex="32pt"/>
    </style:style>
    <style:style style:name="P6" style:family="paragraph">
      <loext:graphic-properties draw:fill="none" draw:fill-color="#ffffff"/>
      <style:text-properties style:font-name="Open Sans" fo:font-size="32pt" style:font-size-asian="32pt" style:font-size-complex="32pt"/>
    </style:style>
    <style:style style:name="P7" style:family="paragraph">
      <style:paragraph-properties fo:text-align="center"/>
    </style:style>
    <style:style style:name="T1" style:family="text">
      <style:text-properties style:font-name="Open Sans" fo:font-size="32pt" style:font-size-asian="32pt" style:font-size-complex="32pt"/>
    </style:style>
    <style:style style:name="T2" style:family="text">
      <style:text-properties style:font-name="Open Sans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03cm" svg:height="3.175cm" svg:x="11.487cm" svg:y="8.357cm">
          <text:p text:style-name="P1"><text:span text:style-name="T1">Keyst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3" draw:layer="layout" svg:width="7.803cm" svg:height="10.595cm" svg:x="2.852cm" svg:y="7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4" draw:layer="layout" svg:width="7.303cm" svg:height="3.175cm" svg:x="3.087cm" svg:y="8.357cm">
          <text:p text:style-name="P1"><text:span text:style-name="T1">SG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4" draw:layer="layout" svg:width="7.303cm" svg:height="3.175cm" svg:x="3.087cm" svg:y="11.657cm">
          <text:p text:style-name="P1"><text:span text:style-name="T1">Trust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4" draw:layer="layout" svg:width="7.303cm" svg:height="3.175cm" svg:x="3.087cm" svg:y="14.957cm">
          <text:p text:style-name="P1"><text:span text:style-name="T1">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" draw:text-style-name="P2" draw:layer="layout" svg:width="7.303cm" svg:height="3.175cm" svg:x="11.487cm" svg:y="11.657cm">
          <text:p text:style-name="P1"><text:span text:style-name="T1">Phant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" draw:text-style-name="P2" draw:layer="layout" svg:width="7.303cm" svg:height="3.175cm" svg:x="11.487cm" svg:y="14.957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3" draw:layer="layout" svg:width="7.803cm" svg:height="10.595cm" svg:x="11.252cm" svg:y="7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3" draw:layer="layout" svg:width="16.993cm" svg:height="13.017cm" svg:x="2.452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" draw:text-style-name="P6" draw:layer="layout" svg:width="6.45cm" svg:height="1.853cm" svg:x="3.57cm" svg:y="6.387cm">
          <draw:text-box>
            <text:p text:style-name="P5"><text:span text:style-name="T2">Proprietary</text:span></text:p>
          </draw:text-box>
        </draw:frame>
        <draw:frame draw:style-name="gr7" draw:text-style-name="P6" draw:layer="layout" svg:width="7.402cm" svg:height="1.534cm" svg:x="11.47cm" svg:y="6.388cm">
          <draw:text-box>
            <text:p text:style-name="P5"><text:span text:style-name="T2">Open-Source</text:span></text:p>
          </draw:text-box>
        </draw:frame>
        <draw:frame draw:style-name="gr8" draw:text-style-name="P6" draw:layer="layout" svg:width="3.81cm" svg:height="1.788cm" svg:x="3.035cm" svg:y="4.488cm">
          <draw:text-box>
            <text:p text:style-name="P5"><text:span text:style-name="T1">TEEs</text:span></text:p>
          </draw:text-box>
        </draw:frame>
        <draw:custom-shape draw:style-name="gr9" draw:text-style-name="P7" draw:layer="layout" svg:width="6.032cm" svg:height="2.445cm" svg:x="1cm" svg:y="21.695cm">
          <text:p text:style-name="P7">Open-Source TE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9" draw:text-style-name="P7" draw:layer="layout" svg:width="6.032cm" svg:height="2.445cm" svg:x="7.901cm" svg:y="21.695cm">
          <text:p text:style-name="P7">Ready-Built Simul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9" draw:text-style-name="P7" draw:layer="layout" svg:width="6.032cm" svg:height="2.445cm" svg:x="14.802cm" svg:y="21.695cm">
          <text:p text:style-name="P7">Benchmark Tes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3T15:07:37.966990502</meta:creation-date>
    <meta:editing-duration>PT16M7S</meta:editing-duration>
    <meta:editing-cycles>4</meta:editing-cycles>
    <meta:generator>LibreOffice/25.2.1.2$Linux_X86_64 LibreOffice_project/520$Build-2</meta:generator>
    <dc:date>2025-03-03T15:42:36.006390650</dc:date>
    <meta:document-statistic meta:object-count="15"/>
  </office:meta>
</office:document-meta>
</file>